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color="#ff6633" draw:fill="solid" draw:fill-color="#ff6633" draw:textarea-horizontal-align="center" draw:textarea-vertical-align="middle"/>
    </style:style>
    <style:style style:name="gr3" style:family="graphic" style:parent-style-name="standard">
      <style:graphic-properties svg:stroke-color="#00ff00" draw:fill="solid" draw:fill-color="#00ff00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53cm"/>
    </style:style>
    <style:style style:name="gr7" style:family="graphic" style:parent-style-name="standard">
      <style:graphic-properties draw:stroke="none" svg:stroke-color="#000000" draw:fill="none" draw:fill-color="#ffffff" fo:min-height="0.762cm"/>
    </style:style>
    <style:style style:name="gr8" style:family="graphic" style:parent-style-name="standard">
      <style:graphic-properties draw:stroke="dash" draw:stroke-dash="Fine_20_Dashed_20__28_var_29_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imes New Roman'" style:font-family-generic="roman" style:font-pitch="variable" fo:font-size="18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cm" svg:height="8cm" svg:x="2.5cm" svg:y="2.5cm">
          <text:p text:style-name="P2"/>
        </draw:rect>
        <draw:path draw:style-name="gr2" draw:text-style-name="P1" draw:layer="layout" svg:width="5.283cm" svg:height="3.1cm" svg:x="9.461cm" svg:y="4.34cm" svg:viewBox="0 0 5284 3101" svg:d="m4751 711c5-212-45-431-160-601-179-265-494 19-682 120-251 135-491 307-641 542-150 236-515 182-501-101 14-276-311-324-521-340-261-20-508 28-762 80-224 46-494 19-601 320-104 295 360 388 300 602-80 288-451 393-681 581-200 164-530 316-501 621 22 226 156 470 400 542 253 75 503-46 742-101 352-81 625-359 962-481 213-77 392-555 682-220 159 183 296 371 421 581 145 242 482 151 721 100 243-52 673-49 662-360-9-261-282-435-421-662-130-213 186-434 401-481 230-50 477 141 661-140 153-233-59-504-281-541l-200-41-160-40z">
          <text:p text:style-name="P2"/>
        </draw:path>
        <draw:g>
          <draw:path draw:style-name="gr3" draw:text-style-name="P1" draw:layer="layout" svg:width="2.048cm" svg:height="2.37cm" svg:x="5.408cm" svg:y="7.768cm" svg:viewBox="0 0 2049 2371" svg:d="m1868 1252c-28-294-326-328-400-642-59-252 175-542-221-601-224-34-516 23-601 260-74 208 93 370 220 602 139 252-339 387-501 581-119 143-586 380-240 662 178 145 405 340 601 220 246-151 563-105 721-381 128-223 386-230 602-280v-161z">
            <text:p text:style-name="P2"/>
          </draw:path>
          <draw:rect draw:style-name="gr4" draw:text-style-name="P1" draw:layer="layout" svg:width="2.125cm" svg:height="2.485cm" svg:x="5.372cm" svg:y="7.697cm">
            <text:p text:style-name="P2"/>
          </draw:rect>
        </draw:g>
        <draw:line draw:style-name="gr5" draw:text-style-name="P1" draw:layer="layout" svg:x1="6.394cm" svg:y1="7.657cm" svg:x2="6.394cm" svg:y2="10.202cm">
          <text:p text:style-name="P2"/>
        </draw:line>
        <draw:line draw:style-name="gr5" draw:text-style-name="P1" draw:layer="layout" svg:x1="5.332cm" svg:y1="8.859cm" svg:x2="7.477cm" svg:y2="8.859cm">
          <text:p text:style-name="P2"/>
        </draw:line>
        <draw:frame draw:style-name="gr6" draw:text-style-name="P3" draw:layer="layout" svg:width="2.004cm" svg:height="1.403cm" svg:x="3.648cm" svg:y="8.398cm">
          <draw:text-box>
            <text:p text:style-name="P2"><text:span text:style-name="T1">(x,y)</text:span></text:p>
          </draw:text-box>
        </draw:frame>
        <draw:frame draw:style-name="gr7" draw:text-style-name="P4" draw:layer="layout" svg:width="3.268cm" svg:height="1.012cm" svg:x="10.202cm" svg:y="3.407cm">
          <draw:text-box>
            <text:p text:style-name="P2"><text:span text:style-name="T2">top</text:span></text:p>
          </draw:text-box>
        </draw:frame>
        <draw:frame draw:style-name="gr7" draw:text-style-name="P4" draw:layer="layout" svg:width="3.268cm" svg:height="1.012cm" svg:x="10.162cm" svg:y="7.436cm">
          <draw:text-box>
            <text:p text:style-name="P2"><text:span text:style-name="T2">bottom</text:span></text:p>
          </draw:text-box>
        </draw:frame>
        <draw:frame draw:style-name="gr7" draw:text-style-name="P4" draw:layer="layout" svg:width="3.268cm" svg:height="1.012cm" draw:transform="rotate (1.5707963267946) translate (8.504cm 6.59cm)">
          <draw:text-box>
            <text:p text:style-name="P2"><text:span text:style-name="T2">left</text:span></text:p>
          </draw:text-box>
        </draw:frame>
        <draw:frame draw:style-name="gr7" draw:text-style-name="P4" draw:layer="layout" svg:width="3.268cm" svg:height="1.012cm" draw:transform="rotate (-1.57079632679579) translate (15.769cm 4.604cm)">
          <draw:text-box>
            <text:p text:style-name="P2"><text:span text:style-name="T2">right</text:span></text:p>
          </draw:text-box>
        </draw:frame>
        <draw:line draw:style-name="gr8" draw:text-style-name="P1" draw:layer="layout" svg:x1="2.52cm" svg:y1="4.359cm" svg:x2="16.52cm" svg:y2="4.359cm">
          <text:p text:style-name="P2"/>
        </draw:line>
        <draw:line draw:style-name="gr8" draw:text-style-name="P1" draw:layer="layout" svg:x1="9.444cm" svg:y1="10.48cm" svg:x2="9.444cm" svg:y2="2.48cm">
          <text:p text:style-name="P2"/>
        </draw:line>
        <draw:line draw:style-name="gr8" draw:text-style-name="P1" draw:layer="layout" svg:x1="14.795cm" svg:y1="10.54cm" svg:x2="14.795cm" svg:y2="2.54cm">
          <text:p text:style-name="P2"/>
        </draw:line>
        <draw:line draw:style-name="gr8" draw:text-style-name="P1" draw:layer="layout" svg:x1="2.479cm" svg:y1="7.466cm" svg:x2="16.479cm" svg:y2="7.466cm">
          <text:p text:style-name="P2"/>
        </draw:line>
        <draw:rect draw:style-name="gr4" draw:text-style-name="P1" draw:layer="layout" svg:width="5.371cm" svg:height="3.107cm" svg:x="9.441cm" svg:y="4.349cm">
          <text:p text:style-name="P2"/>
        </draw:rect>
        <draw:frame draw:style-name="gr6" draw:text-style-name="P3" draw:layer="layout" svg:width="2.004cm" svg:height="1.403cm" svg:x="1.45cm" svg:y="1.561cm">
          <draw:text-box>
            <text:p text:style-name="P2"><text:span text:style-name="T1">(0,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nny Owen</meta:initial-creator>
    <meta:creation-date>2009-05-18T11:53:36</meta:creation-date>
    <dc:creator>Jenny Owen</dc:creator>
    <dc:date>2009-05-21T09:45:55</dc:date>
    <meta:editing-cycles>4</meta:editing-cycles>
    <meta:editing-duration>PT1H11M6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